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292in" fo:margin-left="-0.0167in" table:align="left" fo:background-color="#ffffff">
        <style:background-image/>
      </style:table-properties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3514in"/>
    </style:style>
    <style:style style:name="Table1.1" style:family="table-row"/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c7c8c9">
        <style:background-image/>
      </style:table-row-properties>
    </style:style>
    <style:style style:name="Table1.A2" style:family="table-cell">
      <style:table-cell-properties style:vertical-align="middle" fo:background-color="#f9f9f9" fo:padding="0in" fo:border="none">
        <style:background-image/>
      </style:table-cell-properties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Text_20_body">
      <style:paragraph-properties fo:margin-left="0.1043in" fo:margin-right="0in" fo:margin-top="0in" fo:margin-bottom="0in" style:line-height-at-least="0.1457in" fo:text-indent="0in" style:auto-text-indent="false" fo:padding="0in" fo:border="none"/>
      <style:text-properties fo:font-variant="normal" fo:text-transform="none" fo:color="#aaaaaa" style:font-name="Helvetica Neue" fo:font-size="20pt" fo:letter-spacing="normal" fo:font-style="normal" fo:font-weight="normal" style:font-size-asian="20pt" style:font-size-complex="20pt"/>
    </style:style>
    <style:style style:name="P3" style:family="paragraph" style:parent-style-name="Table_20_Heading">
      <style:text-properties fo:font-size="20pt" style:font-size-asian="20pt" style:font-size-complex="20pt"/>
    </style:style>
    <style:style style:name="P4" style:family="paragraph" style:parent-style-name="Table_20_Heading">
      <style:paragraph-properties fo:margin-left="0in" fo:margin-right="0in" fo:margin-top="0in" fo:margin-bottom="0in" style:line-height-at-least="0.2083in" fo:text-align="start" style:justify-single-word="false" fo:text-indent="0in" style:auto-text-indent="false"/>
      <style:text-properties fo:font-size="9pt" fo:font-weight="bold"/>
    </style:style>
    <style:style style:name="P5" style:family="paragraph" style:parent-style-name="Heading_20_2">
      <style:text-properties fo:font-variant="normal" fo:text-transform="none" fo:color="#000000" style:font-name="inherit" fo:font-size="15pt" fo:letter-spacing="normal" fo:font-style="normal" fo:font-weight="bold"/>
    </style:style>
    <style:style style:name="P6" style:family="paragraph" style:parent-style-name="Table_20_Contents">
      <style:text-properties fo:font-size="20pt" style:font-size-asian="20pt" style:font-size-complex="20pt"/>
    </style:style>
    <style:style style:name="P7" style:family="paragraph" style:parent-style-name="Table_20_Contents">
      <style:paragraph-properties fo:margin-left="0in" fo:margin-right="0in" fo:margin-top="0in" fo:margin-bottom="0in" fo:line-height="200%" fo:text-align="center" style:justify-single-word="false" fo:text-indent="0in" style:auto-text-indent="false" fo:padding="0in" fo:border="none"/>
      <style:text-properties fo:font-size="9pt" fo:font-weight="normal"/>
    </style:style>
    <style:style style:name="T1" style:family="text">
      <style:text-properties fo:font-size="8.25pt"/>
    </style:style>
    <style:style style:name="T2" style:family="text">
      <style:text-properties fo:color="#3d7cc8" style:text-line-through-style="none" style:text-underline-style="none" fo:font-weight="bold" style:text-blinking="false"/>
    </style:style>
    <style:style style:name="T3" style:family="text">
      <style:text-properties fo:color="#3d7cc8" style:text-line-through-style="none" fo:font-size="9pt" style:text-underline-style="none" fo:font-weight="bold" style:text-blinking="false"/>
    </style:style>
    <style:style style:name="T4" style:family="text">
      <style:text-properties fo:color="#3d7cc8" style:text-line-through-style="none" fo:font-size="15pt" style:text-underline-style="none" fo:font-weight="bold" style:text-blinking="false" style:font-size-asian="15pt" style:font-size-complex="15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Lecture Notes</text:h>
      <text:p text:style-name="P2">( <text:bookmark text:name="number_of_resources_shown"/>16 out of <text:bookmark text:name="number_of_total_resources"/>16 resources displayed )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3">Index</text:p>
            </table:table-cell>
            <table:table-cell table:style-name="Table1.A1" office:value-type="string">
              <text:p text:style-name="P3">Lecture Notes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Table_20_Contents"><text:a xlink:type="simple" xlink:href="https://piazza.com/class_profile/get_resource/hpbgbmgxv3654c/hua6fszsq5z1ro"><text:span text:style-name="T8">Rule-based Classifiers</text:span></text:a></text:p>
          </table:table-cell>
        </table:table-row>
        <table:table-row table:style-name="Table1.2">
          <table:table-cell table:style-name="Table1.A1" office:value-type="string">
            <text:p text:style-name="P6">15</text:p>
          </table:table-cell>
          <table:table-cell table:style-name="Table1.A1" office:value-type="string">
            <text:p text:style-name="Table_20_Contents"><text:a xlink:type="simple" xlink:href="https://piazza.com/class_profile/get_resource/hpbgbmgxv3654c/hu1x60gafeb3h4"><text:span text:style-name="T8">Association Rules II</text:span></text:a></text:p>
          </table:table-cell>
        </table:table-row>
        <table:table-row table:style-name="Table1.2">
          <table:table-cell table:style-name="Table1.A2" office:value-type="string">
            <text:p text:style-name="P6">14</text:p>
          </table:table-cell>
          <table:table-cell table:style-name="Table1.A2" office:value-type="string">
            <text:p text:style-name="Table_20_Contents"><text:a xlink:type="simple" xlink:href="https://piazza.com/class_profile/get_resource/hpbgbmgxv3654c/hu02nbmym1x2e"><text:span text:style-name="T8">Association Rules I</text:span></text:a></text:p>
          </table:table-cell>
        </table:table-row>
        <table:table-row table:style-name="Table1.2">
          <table:table-cell table:style-name="Table1.A1" office:value-type="string">
            <text:p text:style-name="P6">13</text:p>
          </table:table-cell>
          <table:table-cell table:style-name="Table1.A1" office:value-type="string">
            <text:p text:style-name="Table_20_Contents"><text:a xlink:type="simple" xlink:href="https://piazza.com/class_profile/get_resource/hpbgbmgxv3654c/hts4u718wss769"><text:span text:style-name="T8">Nearest Neighbor</text:span></text:a></text:p>
          </table:table-cell>
        </table:table-row>
        <table:table-row table:style-name="Table1.2"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Table_20_Contents"><text:a xlink:type="simple" xlink:href="https://piazza.com/class_profile/get_resource/hpbgbmgxv3654c/htptnhar4pu3h3"><text:span text:style-name="T8">Anomaly Detection</text:span></text:a></text:p>
          </table:table-cell>
        </table:table-row>
        <table:table-row table:style-name="Table1.2"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Table_20_Contents"><text:a xlink:type="simple" xlink:href="https://piazza.com/class_profile/get_resource/hpbgbmgxv3654c/htf5v9mtsf65so"><text:span text:style-name="T8">Clustering: Hierarchical</text:span></text:a></text:p>
          </table:table-cell>
        </table:table-row>
        <table:table-row table:style-name="Table1.2"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Table_20_Contents"><text:a xlink:type="simple" xlink:href="https://piazza.com/class_profile/get_resource/hpbgbmgxv3654c/ht84m7duuf86uj"><text:span text:style-name="T8">Clustering: Intro, KMeans</text:span></text:a></text:p>
          </table:table-cell>
        </table:table-row>
        <table:table-row table:style-name="Table1.2"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Table_20_Contents"><text:a xlink:type="simple" xlink:href="https://piazza.com/class_profile/get_resource/hpbgbmgxv3654c/hsby89cix814py"><text:span text:style-name="T8">Classification: Probabilistic</text:span></text:a></text:p>
          </table:table-cell>
        </table:table-row>
        <table:table-row table:style-name="Table1.2"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Table_20_Contents"><text:a xlink:type="simple" xlink:href="https://piazza.com/class_profile/get_resource/hpbgbmgxv3654c/hru2zbtuz7c2o8"><text:span text:style-name="T8">Linear Algebra: SVD</text:span></text:a></text:p>
          </table:table-cell>
        </table:table-row>
        <table:table-row table:style-name="Table1.2"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Table_20_Contents"><text:a xlink:type="simple" xlink:href="https://piazza.com/class_profile/get_resource/hpbgbmgxv3654c/hru2y9zs51d1b8"><text:span text:style-name="T8">Linear Algebra: Vectors, Distances</text:span></text:a></text:p>
          </table:table-cell>
        </table:table-row>
        <table:table-row table:style-name="Table1.2"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Table_20_Contents"><text:a xlink:type="simple" xlink:href="https://piazza.com/class_profile/get_resource/hpbgbmgxv3654c/hras735j3ik328"><text:span text:style-name="T8">Classification: Model Evaluation</text:span></text:a></text:p>
          </table:table-cell>
        </table:table-row>
        <table:table-row table:style-name="Table1.2"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Table_20_Contents"><text:a xlink:type="simple" xlink:href="https://piazza.com/class_profile/get_resource/hpbgbmgxv3654c/hr7zhqfbksb52b"><text:span text:style-name="T8">Classification: Practical Issues</text:span></text:a></text:p>
          </table:table-cell>
        </table:table-row>
        <table:table-row table:style-name="Table1.2"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Table_20_Contents"><text:a xlink:type="simple" xlink:href="https://piazza.com/class_profile/get_resource/hpbgbmgxv3654c/hqv4xfrvbwe233"><text:span text:style-name="T8">Classification</text:span></text:a></text:p>
          </table:table-cell>
        </table:table-row>
        <table:table-row table:style-name="Table1.2"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Table_20_Contents"><text:a xlink:type="simple" xlink:href="https://piazza.com/class_profile/get_resource/hpbgbmgxv3654c/hqr7uvmu9ip6fx"><text:span text:style-name="T8">Exploratory Data Analysis</text:span></text:a></text:p>
          </table:table-cell>
        </table:table-row>
        <table:table-row table:style-name="Table1.2"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Table_20_Contents"><text:a xlink:type="simple" xlink:href="https://piazza.com/class_profile/get_resource/hpbgbmgxv3654c/hqd8i5z8z0b4bl"><text:span text:style-name="T8">Data</text:span></text:a></text:p>
          </table:table-cell>
        </table:table-row>
        <table:table-row table:style-name="Table1.2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Table_20_Contents"><text:a xlink:type="simple" xlink:href="https://piazza.com/class_profile/get_resource/hpbgbmgxv3654c/hqd8gn4h5ba3we"><text:span text:style-name="T8">Introduction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N LIn</meta:initial-creator>
    <meta:creation-date>2014-05-04T22:08:32</meta:creation-date>
    <meta:printed-by>XIN LIn</meta:printed-by>
    <meta:print-date>2014-05-04T22:11:40</meta:print-date>
    <dc:date>2014-05-04T22:11:56</dc:date>
    <dc:creator>XIN LIn</dc:creator>
    <meta:editing-duration>P0D</meta:editing-duration>
    <meta:editing-cycles>1</meta:editing-cycles>
    <meta:document-statistic meta:table-count="1" meta:image-count="0" meta:object-count="0" meta:page-count="1" meta:paragraph-count="36" meta:word-count="67" meta:character-count="434" meta:non-whitespace-character-count="403"/>
    <meta:generator>LibreOffice/3.5$Linux_X86_64 LibreOffice_project/350m1$Build-2</meta:generator>
  </office:meta>
</office:document-meta>
</file>